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579835"/>
    </style:style>
    <style:style style:name="ce5" style:family="table-cell" style:parent-style-name="Default">
      <style:table-cell-properties fo:background-color="#1b75b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ctivity\Wee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hesis plan</text:p>
          </table:table-cell>
          <table:table-cell table:style-name="ce4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Report done</text:p>
          </table:table-cell>
          <table:table-cell table:number-columns-repeated="1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19"/>
          <table:table-cell table:style-name="ce5"/>
          <table:table-cell/>
        </table:table-row>
        <table:table-row table:style-name="ro1" table:number-rows-repeated="104857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34:20.420299208</meta:creation-date>
    <dc:date>2019-01-17T12:12:36.286173095</dc:date>
    <meta:editing-duration>PT28M5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